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ce style:name="DejaVu Sans Condensed" svg:font-family="'DejaVu Sans Condensed'"/>
    <style:font-face style:name="DejaVu Sans1" svg:font-family="'DejaVu Sans', sans-serif"/>
    <style:font-face style:name="StarSymbol" svg:font-family="StarSymbol"/>
    <style:font-face style:name="Nimbus Roman No9 L" svg:font-family="'Nimbus Roman No9 L'" style:font-family-generic="roman" style:font-pitch="variable"/>
    <style:font-face style:name="DejaVu Sans2" svg:font-family="'DejaVu Sans'" style:font-family-generic="swiss" style:font-pitch="variable"/>
    <style:font-face style:name="DejaVu Sans3" svg:font-family="'DejaVu Sans'" style:font-family-generic="system" style:font-pitch="variable"/>
  </office:font-face-decls>
  <office:automatic-styles>
    <style:style style:name="Table1" style:family="table">
      <style:table-properties style:width="12.823cm" fo:margin-left="2.787cm" fo:margin-right="1.21cm" table:align="margins" style:shadow="#808080 -0.178cm 0.178cm"/>
    </style:style>
    <style:style style:name="Table1.A" style:family="table-column">
      <style:table-column-properties style:column-width="12.823cm" style:rel-column-width="65535*"/>
    </style:style>
    <style:style style:name="Table1.A1" style:family="table-cell">
      <style:table-cell-properties fo:padding="0.097cm" fo:border="0.002cm solid #000000"/>
    </style:style>
    <style:style style:name="Table2" style:family="table">
      <style:table-properties style:width="11.811cm" table:align="center" style:shadow="#808080 -0.178cm 0.178cm"/>
    </style:style>
    <style:style style:name="Table2.A" style:family="table-column">
      <style:table-column-properties style:column-width="11.811cm"/>
    </style:style>
    <style:style style:name="Table2.A1" style:family="table-cell">
      <style:table-cell-properties fo:padding="0.097cm" fo:border="0.002cm solid #000000"/>
    </style:style>
    <style:style style:name="Table3" style:family="table">
      <style:table-properties style:width="14.402cm" table:align="center" style:shadow="#808080 -0.178cm 0.178cm"/>
    </style:style>
    <style:style style:name="Table3.A" style:family="table-column">
      <style:table-column-properties style:column-width="14.402cm"/>
    </style:style>
    <style:style style:name="Table3.A1" style:family="table-cell">
      <style:table-cell-properties fo:padding="0.097cm" fo:border="0.002cm solid #000000"/>
    </style:style>
    <style:style style:name="Table4" style:family="table">
      <style:table-properties style:width="13.487cm" table:align="center" style:shadow="#808080 -0.178cm 0.178cm"/>
    </style:style>
    <style:style style:name="Table4.A" style:family="table-column">
      <style:table-column-properties style:column-width="13.487cm"/>
    </style:style>
    <style:style style:name="Table4.A1" style:family="table-cell">
      <style:table-cell-properties fo:padding="0.097cm" fo:border="0.002cm solid #000000"/>
    </style:style>
    <style:style style:name="Table6" style:family="table">
      <style:table-properties style:width="14.427cm" table:align="center" style:shadow="#808080 0.178cm 0.178cm"/>
    </style:style>
    <style:style style:name="Table6.A" style:family="table-column">
      <style:table-column-properties style:column-width="14.427cm"/>
    </style:style>
    <style:style style:name="Table6.A1" style:family="table-cell">
      <style:table-cell-properties fo:padding="0.097cm" fo:border="0.002cm solid #000000"/>
    </style:style>
    <style:style style:name="Table8" style:family="table">
      <style:table-properties style:width="14.072cm" table:align="center" style:shadow="#808080 -0.178cm 0.178cm"/>
    </style:style>
    <style:style style:name="Table8.A" style:family="table-column">
      <style:table-column-properties style:column-width="14.072cm"/>
    </style:style>
    <style:style style:name="Table8.A1" style:family="table-cell">
      <style:table-cell-properties fo:padding="0.097cm" fo:border="0.002cm solid #000000"/>
    </style:style>
    <style:style style:name="Table7" style:family="table">
      <style:table-properties style:width="5.105cm" table:align="center" style:shadow="#808080 -0.178cm 0.178cm"/>
    </style:style>
    <style:style style:name="Table7.A" style:family="table-column">
      <style:table-column-properties style:column-width="5.105cm"/>
    </style:style>
    <style:style style:name="Table7.A1" style:family="table-cell">
      <style:table-cell-properties fo:padding="0.097cm" fo:border="0.002cm solid #000000"/>
    </style:style>
    <style:style style:name="Table5" style:family="table">
      <style:table-properties style:width="10.287cm" table:align="center" style:shadow="#808080 -0.178cm 0.178cm"/>
    </style:style>
    <style:style style:name="Table5.A" style:family="table-column">
      <style:table-column-properties style:column-width="10.287cm"/>
    </style:style>
    <style:style style:name="Table5.A1" style:family="table-cell">
      <style:table-cell-properties fo:padding="0.097cm" fo:border="0.002cm solid #000000"/>
    </style:style>
    <style:style style:name="Table9" style:family="table">
      <style:table-properties style:width="12.167cm" table:align="center" style:shadow="#808080 -0.178cm 0.178cm"/>
    </style:style>
    <style:style style:name="Table9.A" style:family="table-column">
      <style:table-column-properties style:column-width="12.167cm"/>
    </style:style>
    <style:style style:name="Table9.A1" style:family="table-cell">
      <style:table-cell-properties fo:padding="0.097cm" fo:border="0.002cm solid #000000"/>
    </style:style>
    <style:style style:name="Table14" style:family="table">
      <style:table-properties style:width="10.693cm" table:align="center" style:shadow="#808080 -0.178cm 0.178cm"/>
    </style:style>
    <style:style style:name="Table14.A" style:family="table-column">
      <style:table-column-properties style:column-width="10.693cm"/>
    </style:style>
    <style:style style:name="Table14.A1" style:family="table-cell">
      <style:table-cell-properties fo:padding="0.097cm" fo:border="0.002cm solid #000000"/>
    </style:style>
    <style:style style:name="Table10" style:family="table">
      <style:table-properties style:width="10.617cm" table:align="center" style:shadow="#808080 -0.178cm 0.178cm"/>
    </style:style>
    <style:style style:name="Table10.A" style:family="table-column">
      <style:table-column-properties style:column-width="10.617cm"/>
    </style:style>
    <style:style style:name="Table10.A1" style:family="table-cell">
      <style:table-cell-properties fo:padding="0.097cm" fo:border="0.002cm solid #000000"/>
    </style:style>
    <style:style style:name="Table11" style:family="table">
      <style:table-properties style:width="14.529cm" table:align="center" style:shadow="#808080 -0.178cm 0.178cm"/>
    </style:style>
    <style:style style:name="Table11.A" style:family="table-column">
      <style:table-column-properties style:column-width="14.529cm"/>
    </style:style>
    <style:style style:name="Table11.A1" style:family="table-cell">
      <style:table-cell-properties fo:padding="0.097cm" fo:border="0.002cm solid #000000"/>
    </style:style>
    <style:style style:name="Table12" style:family="table">
      <style:table-properties style:width="12.167cm" table:align="center" style:shadow="#808080 -0.178cm 0.178cm"/>
    </style:style>
    <style:style style:name="Table12.A" style:family="table-column">
      <style:table-column-properties style:column-width="12.167cm"/>
    </style:style>
    <style:style style:name="Table12.A1" style:family="table-cell">
      <style:table-cell-properties fo:padding="0.097cm" fo:border="0.002cm solid #000000"/>
    </style:style>
    <style:style style:name="Table17" style:family="table">
      <style:table-properties style:width="13.665cm" table:align="center" style:shadow="#808080 -0.178cm 0.178cm"/>
    </style:style>
    <style:style style:name="Table17.A" style:family="table-column">
      <style:table-column-properties style:column-width="13.665cm"/>
    </style:style>
    <style:style style:name="Table17.A1" style:family="table-cell">
      <style:table-cell-properties fo:padding="0.097cm" fo:border="0.002cm solid #000000"/>
    </style:style>
    <style:style style:name="Table13" style:family="table">
      <style:table-properties style:width="12.929cm" table:align="center" style:shadow="#808080 -0.178cm 0.178cm"/>
    </style:style>
    <style:style style:name="Table13.A" style:family="table-column">
      <style:table-column-properties style:column-width="12.929cm"/>
    </style:style>
    <style:style style:name="Table13.A1" style:family="table-cell">
      <style:table-cell-properties fo:padding="0.097cm" fo:border="0.002cm solid #000000"/>
    </style:style>
    <style:style style:name="Table15" style:family="table">
      <style:table-properties style:width="15.189cm" table:align="center" style:shadow="#808080 -0.178cm 0.178cm"/>
    </style:style>
    <style:style style:name="Table15.A" style:family="table-column">
      <style:table-column-properties style:column-width="15.189cm"/>
    </style:style>
    <style:style style:name="Table15.A1" style:family="table-cell">
      <style:table-cell-properties fo:padding="0.097cm" fo:border="0.002cm solid #000000"/>
    </style:style>
    <style:style style:name="Table16" style:family="table">
      <style:table-properties style:width="14.275cm" table:align="center" style:shadow="#808080 -0.178cm 0.178cm"/>
    </style:style>
    <style:style style:name="Table16.A" style:family="table-column">
      <style:table-column-properties style:column-width="14.275cm"/>
    </style:style>
    <style:style style:name="Table16.A1" style:family="table-cell">
      <style:table-cell-properties fo:padding="0.097cm" fo:border="0.002cm solid #000000"/>
    </style:style>
    <style:style style:name="Table18" style:family="table">
      <style:table-properties style:width="14.91cm" table:align="center" style:shadow="#808080 -0.178cm 0.178cm"/>
    </style:style>
    <style:style style:name="Table18.A" style:family="table-column">
      <style:table-column-properties style:column-width="14.91cm"/>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text-properties fo:font-size="10pt" fo:font-weight="normal" style:font-size-asian="12pt" style:font-weight-asian="normal" style:font-size-complex="12pt" style:font-weight-complex="normal"/>
    </style:style>
    <style:style style:name="P3" style:family="paragraph" style:parent-style-name="Standard">
      <style:text-properties fo:font-size="11pt" fo:font-weight="bold" style:font-size-asian="13.1999998092651pt" style:font-weight-asian="bold" style:font-size-complex="13.1999998092651pt" style:font-weight-complex="bold"/>
    </style:style>
    <style:style style:name="P4" style:family="paragraph" style:parent-style-name="Standard">
      <style:text-properties fo:font-size="10pt" fo:font-weight="normal" style:font-size-asian="10pt" style:font-weight-asian="normal" style:font-size-complex="10pt" style:font-weight-complex="normal"/>
    </style:style>
    <style:style style:name="P5" style:family="paragraph" style:parent-style-name="Standard">
      <style:text-properties fo:font-size="10pt" fo:font-weight="normal"/>
    </style:style>
    <style:style style:name="P6" style:family="paragraph" style:parent-style-name="Standard">
      <style:text-properties style:font-name="DejaVu Sans2" fo:font-size="10pt" fo:font-weight="bold" style:font-size-asian="12pt" style:font-weight-asian="bold" style:font-size-complex="12pt" style:font-weight-complex="bold"/>
    </style:style>
    <style:style style:name="P7" style:family="paragraph" style:parent-style-name="Standard">
      <style:text-properties style:font-name="DejaVu Sans2" fo:font-size="11pt" fo:font-weight="bold" style:font-size-asian="11pt" style:font-weight-asian="bold" style:font-size-complex="11pt" style:font-weight-complex="bold"/>
    </style:style>
    <style:style style:name="P8" style:family="paragraph" style:parent-style-name="Text_20_body">
      <style:text-properties style:font-name="DejaVu Sans2" fo:font-size="10pt" style:font-size-asian="10pt" style:font-size-complex="10pt"/>
    </style:style>
    <style:style style:name="P9" style:family="paragraph" style:parent-style-name="Text_20_body">
      <style:text-properties style:font-name="DejaVu Sans2" fo:font-size="10pt"/>
    </style:style>
    <style:style style:name="P10" style:family="paragraph" style:parent-style-name="Standard" style:list-style-name="L1">
      <style:text-properties fo:font-size="10pt" fo:font-weight="normal" style:font-size-asian="12pt" style:font-weight-asian="normal" style:font-size-complex="12pt" style:font-weight-complex="normal"/>
    </style:style>
    <style:style style:name="P11" style:family="paragraph" style:parent-style-name="Standard" style:list-style-name="L2">
      <style:text-properties fo:font-size="10pt" fo:font-weight="normal" style:font-size-asian="12pt" style:font-weight-asian="normal" style:font-size-complex="12pt" style:font-weight-complex="normal"/>
    </style:style>
    <style:style style:name="P12" style:family="paragraph" style:parent-style-name="Standard">
      <style:text-properties fo:font-size="10pt" fo:font-weight="bold" style:font-size-asian="12pt" style:font-weight-asian="bold" style:font-size-complex="12pt" style:font-weight-complex="bold"/>
    </style:style>
    <style:style style:name="P13" style:family="paragraph" style:parent-style-name="Table_20_Contents">
      <style:text-properties fo:font-size="10pt" style:font-size-asian="12pt" style:font-size-complex="12pt"/>
    </style:style>
    <style:style style:name="P14" style:family="paragraph" style:parent-style-name="Standard">
      <style:text-properties style:font-name="DejaVu Sans2" fo:font-size="10pt" fo:font-weight="bold" style:font-size-asian="10pt" style:font-weight-asian="bold" style:font-size-complex="10pt" style:font-weight-complex="bold"/>
    </style:style>
    <style:style style:name="P15" style:family="paragraph" style:parent-style-name="Standard">
      <style:text-properties style:font-name="DejaVu Sans2" fo:font-size="10pt" style:font-size-asian="10pt" style:font-size-complex="10pt"/>
    </style:style>
    <style:style style:name="P16" style:family="paragraph" style:parent-style-name="Text_20_body">
      <style:paragraph-properties fo:margin-top="0cm" fo:margin-bottom="0cm"/>
      <style:text-properties style:font-name="DejaVu Sans1" fo:font-size="10pt" style:font-size-asian="10pt" style:font-size-complex="10pt"/>
    </style:style>
    <style:style style:name="P17" style:family="paragraph" style:parent-style-name="Table_20_Contents">
      <style:text-properties style:font-name="DejaVu Sans2" fo:font-size="10pt" style:font-size-asian="10pt" style:font-size-complex="10pt"/>
    </style:style>
    <style:style style:name="P18" style:family="paragraph" style:parent-style-name="Table_20_Contents">
      <style:paragraph-properties fo:text-align="start" style:justify-single-word="false"/>
      <style:text-properties style:font-name="DejaVu Sans2"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Table_20_Contents">
      <style:paragraph-properties fo:margin-left="0cm" fo:margin-right="0cm" fo:text-indent="0cm" style:auto-text-indent="false"/>
      <style:text-properties style:font-name="DejaVu Sans2" fo:font-size="10pt" style:font-size-asian="10pt" style:font-size-complex="10pt"/>
    </style:style>
    <style:style style:name="P21" style:family="paragraph" style:parent-style-name="Standard">
      <style:text-properties style:font-name="DejaVu Sans2" fo:font-size="10pt" fo:font-weight="normal" style:font-size-asian="10pt" style:font-weight-asian="normal" style:font-size-complex="10pt" style:font-weight-complex="normal"/>
    </style:style>
    <style:style style:name="P22" style:family="paragraph" style:parent-style-name="Text_20_body">
      <style:paragraph-properties fo:margin-top="0cm" fo:margin-bottom="0cm"/>
      <style:text-properties style:font-name="DejaVu Sans1" fo:font-size="10pt" fo:font-weight="normal" style:font-size-asian="12pt" style:font-weight-asian="normal" style:font-size-complex="12pt" style:font-weight-complex="normal"/>
    </style:style>
    <style:style style:name="P23" style:family="paragraph" style:parent-style-name="Standard">
      <style:text-properties style:font-name="DejaVu Sans1" fo:font-size="10pt" fo:font-weight="normal" style:font-size-asian="12pt" style:font-weight-asian="normal" style:font-size-complex="12pt" style:font-weight-complex="normal"/>
    </style:style>
    <style:style style:name="P24" style:family="paragraph" style:parent-style-name="Text_20_body">
      <style:paragraph-properties fo:margin-top="0cm" fo:margin-bottom="0cm"/>
      <style:text-properties fo:font-size="10pt" fo:font-weight="normal"/>
    </style:style>
    <style:style style:name="P25" style:family="paragraph" style:parent-style-name="Table_20_Contents">
      <style:text-properties fo:font-size="10pt"/>
    </style:style>
    <style:style style:name="P26" style:family="paragraph" style:parent-style-name="Text_20_body">
      <style:paragraph-properties fo:margin-top="0cm" fo:margin-bottom="0cm"/>
    </style:style>
    <style:style style:name="P27" style:family="paragraph" style:parent-style-name="Text_20_body">
      <style:paragraph-properties fo:margin-top="0cm" fo:margin-bottom="0cm"/>
      <style:text-properties fo:font-size="10pt" fo:font-weight="bold"/>
    </style:style>
    <style:style style:name="P28" style:family="paragraph" style:parent-style-name="Text_20_body">
      <style:paragraph-properties fo:margin-top="0cm" fo:margin-bottom="0cm"/>
      <style:text-properties fo:font-size="10pt" fo:font-weight="normal" style:font-size-asian="12pt" style:font-weight-asian="normal" style:font-size-complex="12pt" style:font-weight-complex="normal"/>
    </style:style>
    <style:style style:name="P29" style:family="paragraph" style:parent-style-name="Standard" style:list-style-name="L3">
      <style:text-properties fo:font-size="10pt" fo:font-weight="normal" style:font-size-asian="12pt" style:font-weight-asian="normal" style:font-size-complex="12pt" style:font-weight-complex="normal"/>
    </style:style>
    <style:style style:name="P30" style:family="paragraph" style:parent-style-name="Standard" style:list-style-name="L4">
      <style:text-properties fo:font-size="10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font-size="13pt" fo:font-weight="bold" style:font-size-asian="13pt" style:font-size-complex="13pt"/>
    </style:style>
    <style:style style:name="P32" style:family="paragraph" style:parent-style-name="Text_20_body">
      <style:paragraph-properties fo:margin-top="0cm" fo:margin-bottom="0cm"/>
      <style:text-properties fo:font-size="10pt" fo:font-weight="normal" style:font-size-asian="10pt" style:font-size-complex="10pt"/>
    </style:style>
    <style:style style:name="P33" style:family="paragraph" style:parent-style-name="Text_20_body">
      <style:paragraph-properties fo:margin-top="0cm" fo:margin-bottom="0cm"/>
      <style:text-properties fo:font-size="10pt" style:font-size-asian="10pt" style:font-size-complex="10pt"/>
    </style:style>
    <style:style style:name="P34" style:family="paragraph" style:parent-style-name="Text_20_body">
      <style:paragraph-properties fo:margin-top="0cm" fo:margin-bottom="0cm"/>
      <style:text-properties fo:font-size="10pt" fo:font-weight="bold" style:font-size-asian="10pt" style:font-weight-asian="bold" style:font-size-complex="10pt" style:font-weight-complex="bold"/>
    </style:style>
    <style:style style:name="P35" style:family="paragraph" style:parent-style-name="Text_20_body">
      <style:paragraph-properties fo:margin-top="0cm" fo:margin-bottom="0cm"/>
      <style:text-properties fo:font-size="10pt" fo:font-weight="normal" style:font-size-asian="10pt" style:font-weight-asian="normal" style:font-size-complex="10pt" style:font-weight-complex="normal"/>
    </style:style>
    <style:style style:name="P36" style:family="paragraph" style:parent-style-name="Table_20_Contents">
      <style:text-properties fo:font-size="10pt" style:font-size-asian="10pt" style:font-size-complex="10pt"/>
    </style:style>
    <style:style style:name="P37" style:family="paragraph" style:parent-style-name="Text_20_body">
      <style:paragraph-properties fo:margin-top="0cm" fo:margin-bottom="0cm"/>
      <style:text-properties fo:font-size="10pt" fo:font-weight="bold" style:font-size-asian="10pt" style:font-size-complex="10pt"/>
    </style:style>
    <style:style style:name="T1" style:family="text">
      <style:text-properties style:font-size-asian="10pt" style:font-weight-asian="normal" style:font-size-complex="10pt" style:font-weight-complex="normal"/>
    </style:style>
    <style:style style:name="T2" style:family="text">
      <style:text-properties style:font-size-asian="10pt" style:font-size-complex="10pt"/>
    </style:style>
    <style:style style:name="T3" style:family="text">
      <style:text-properties fo:font-weight="normal" style:font-size-asian="10pt" style:font-weight-asian="normal" style:font-size-complex="10pt" style:font-weight-complex="normal"/>
    </style:style>
    <style:style style:name="T4" style:family="text">
      <style:text-properties style:font-name="DejaVu Sans2" fo:font-size="10pt" fo:font-style="italic" fo:font-weight="normal" style:font-size-asian="10pt" style:font-weight-asian="normal" style:font-size-complex="10pt" style:font-weight-complex="normal"/>
    </style:style>
    <style:style style:name="T5" style:family="text">
      <style:text-properties style:font-name="DejaVu Sans2" fo:font-size="10pt" fo:font-weight="normal" style:font-size-asian="10pt" style:font-weight-asian="normal" style:font-size-complex="10pt" style:font-weight-complex="normal"/>
    </style:style>
    <style:style style:name="T6" style:family="text">
      <style:text-properties style:font-name="DejaVu Sans2"/>
    </style:style>
    <style:style style:name="T7" style:family="text">
      <style:text-properties style:font-name="DejaVu Sans2" fo:font-weight="normal" style:font-size-asian="12pt" style:font-weight-asian="normal" style:font-size-complex="12pt" style:font-weight-complex="normal"/>
    </style:style>
    <style:style style:name="T8" style:family="text">
      <style:text-properties fo:font-weight="normal" style:font-size-asian="12pt" style:font-weight-asian="normal" style:font-size-complex="12pt" style:font-weight-complex="normal"/>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develop an activity in Schoolsplay.</text:p>
      <text:p text:style-name="P2"/>
      <text:p text:style-name="P3">What this howto covers:</text:p>
      <text:p text:style-name="P4">Explanation of the different parts of a SP activity and how to develop such an activity.</text:p>
      <text:p text:style-name="P4">I will show some of the powerful objects you can use and how they make it easier to develop an activity. Besides the mandatory class and methods you can use any kind of Python code</text:p>
      <text:p text:style-name="P4">you want, but you should consider to follow the designs of the existing activities.</text:p>
      <text:p text:style-name="P2"/>
      <text:p text:style-name="P3">What this howto doesn't cover:</text:p>
      <text:p text:style-name="P4">This howto will only explain how to develop an activity for SP. You should be familiar with Python</text:p>
      <text:p text:style-name="P4">and Python classes and some understanding of OOP (Object Oriented Programming).</text:p>
      <text:p text:style-name="P5"><text:span text:style-name="T1">You might </text:span>also want to read the Pygame docs as SP uses Pygame to draw on the screen.</text:p>
      <text:p text:style-name="P4">I will not explain Python/Pygame programming details. </text:p>
      <text:p text:style-name="P2">Another good source of information are the memory activities, these activities are relatively simple and are easy to follow. I've also included some remarks and doc strings to explain what going on. <text:s/></text:p>
      <text:p text:style-name="P6"/>
      <text:p text:style-name="P7">Copyright and License:</text:p>
      <text:p text:style-name="P8">Copyright (c) 2006 Stas Zytkiewicz</text:p>
      <text:p text:style-name="P9"><text:span text:style-name="T2">Permission is granted to copy, distribute and/or modify this document under the terms of the GNU Free Documentation License, Version 1.2 or any later version published by the Free Software Foundation; with no Invariant Sections, with no Front-Cover Texts, and with no Back-Cover Texts. </text:span><text:span text:style-name="T3">A copy of the license is provided in file 'copyright.txt' and at </text:span><text:a xlink:type="simple" xlink:href="http://www.gnu.org/licenses/fdl.html"><text:span text:style-name="T4">GNU Free Documentation License</text:span></text:a><text:span text:style-name="T5">. </text:span></text:p>
      <text:p text:style-name="P2"/>
      <text:p text:style-name="P1">1. Overview of the SP design.</text:p>
      <text:p text:style-name="P2"/>
      <text:p text:style-name="P2">Schoolsplay(SP) uses a plugin system for the activities which means SP will load, start and setup</text:p>
      <text:p text:style-name="P2">the activity, then it starts an eventloop for the activity.</text:p>
      <text:p text:style-name="P2">What happens in the SP maincore (SPC) is this:</text:p>
      <text:list text:style-name="L1">
        <text:list-item>
          <text:p text:style-name="P10">SPC start the menu, which is also an activity.</text:p>
        </text:list-item>
        <text:list-item>
          <text:p text:style-name="P10">user hits a activity icon.</text:p>
        </text:list-item>
        <text:list-item>
          <text:p text:style-name="P10">SPC loads the activity.</text:p>
        </text:list-item>
        <text:list-item>
          <text:p text:style-name="P10">SPC calls activity.Activity(AA) with an instance of the SPGoodies class which holds references to useful stuff provided by the SPC.</text:p>
        </text:list-item>
        <text:list-item>
          <text:p text:style-name="P10">SPC calls AA.start() to let the activity do whatever it needs to start.</text:p>
        </text:list-item>
        <text:list-item>
          <text:p text:style-name="P10">SPC calls AA.next_level with the number of the level and a dbase mapper which is a class object that provides abstraction methods to store stuff into the SQL dbase.</text:p>
        </text:list-item>
      </text:list>
      <text:p text:style-name="P2"><text:s text:c="5"/>(the details are explained later)</text:p>
      <text:list text:style-name="L2">
        <text:list-item>
          <text:p text:style-name="P11">SPC starts an eventloop which will call AA.loop with the events that occurred. It does this 40 times per second.</text:p>
        </text:list-item>
      </text:list>
      <text:p text:style-name="P2"/>
      <text:p text:style-name="P2">SPC controls also the other non activity events and wraps all the calls to the activity in a try/except clause to prevent a crash due to an error in an activity.</text:p>
      <text:p text:style-name="P2"/>
      <text:p text:style-name="P12">Logging:</text:p>
      <text:p text:style-name="P2">You should use the SP logger facility to log all useful stuff needed to debug and of course to</text:p>
      <text:p text:style-name="P2">report errors. Loggers use a parent and child like pattern. The toplevel logger would be</text:p>
      <text:p text:style-name="P2">called “schoolsplay.&lt;activityname&gt;” a activity class, “schoolsplay.&lt;activityname&gt;.&lt;classname&gt;”</text:p>
      <text:p text:style-name="P2"/>
      <table:table table:name="Table1" table:style-name="Table1">
        <table:table-column table:style-name="Table1.A"/>
        <table:table-row>
          <table:table-cell table:style-name="Table1.A1" office:value-type="string">
            <text:p text:style-name="P13">module_logger = logging.getLogger("schoolsplay.memory")</text:p>
            <text:p text:style-name="P13">....</text:p>
            <text:p text:style-name="P13">class Activity:</text:p>
            <text:p text:style-name="P13">....</text:p>
            <text:p text:style-name="P13"><text:s text:c="7"/>self.logger = <text:s/>logging.getLogger("schoolsplay.memory.Activity")</text:p>
            <text:p text:style-name="P13"><text:s text:c="8"/>self.logger.info("Activity started")</text:p>
            <text:p text:style-name="P13">....</text:p>
          </table:table-cell>
        </table:table-row>
      </table:table>
      <text:p text:style-name="P2"/>
      <text:p text:style-name="P2">If you create a class, for example 'Card', you would add logging like this:</text:p>
      <text:p text:style-name="P2"/>
      <table:table table:name="Table2" table:style-name="Table2">
        <table:table-column table:style-name="Table2.A"/>
        <table:table-row>
          <table:table-cell table:style-name="Table2.A1" office:value-type="string">
            <text:p text:style-name="P13">self.logger = <text:s/>logging.getLogger("schoolsplay.memory.Card")</text:p>
          </table:table-cell>
        </table:table-row>
      </table:table>
      <text:p text:style-name="P2"/>
      <text:p text:style-name="P2">See the Python module docs about the use of loggers if you want to know the finer details.</text:p>
      <text:p text:style-name="P2">One thing to remember is that you shouldn't define new loggers, all the configuration is done</text:p>
      <text:p text:style-name="P2">by SPC. You must only get a logger and set it up. SPC takes care of formatting the messages and</text:p>
      <text:p text:style-name="P2">sending logging output to a log file. The logging to a file is useful on Windows which doesn't send</text:p>
      <text:p text:style-name="P2">output streams to a file or screen when not started from a console.</text:p>
      <text:p text:style-name="P2"/>
      <text:p text:style-name="P2">Logging is important for debugging as well as to make it easier for somebody else to follow your program. It's also important to try to catch exceptions and not rely on SPC to catch it for you.</text:p>
      <text:p text:style-name="P2">When SPC catches an exception the activity is stopped and the menu is started again.</text:p>
      <text:p text:style-name="P2">Of course you shouldn't try to catch every error that could occur. For example if a user has deleted some images you need you shouldn't try to catch the exception but let SPC take care of it. Assume everything is installed as it should.</text:p>
      <text:p text:style-name="P2"/>
      <text:p text:style-name="P2">While debugging you activity it is often useful to have all kinds of data displaying to the screen but you should use the 'debug' level and reserve 'error' for real errors messages.</text:p>
      <text:p text:style-name="P2">The reason for this is that SP defaults to log level 'error' and we don't want to annoy the user</text:p>
      <text:p text:style-name="P2">with all kinds of debugging messages. If you want to see the debug messages just start SP with</text:p>
      <text:p text:style-name="P2">the command line option 'loglevel' set to 'debug'. </text:p>
      <text:p text:style-name="P2">Logging levels used are:</text:p>
      <text:p text:style-name="P2">'debug', for debugging messages.</text:p>
      <text:p text:style-name="P2">'error', for errors that should be reported to the user. SP uses the 'error' level as the default logging level. In case of an error you would probably notice SPC that the activity couldn't be run.</text:p>
      <text:p text:style-name="P2">You notify the core by raising utils.MyError.</text:p>
      <text:p text:style-name="P2">You should use the logging 'exception' level to produce an traceback.</text:p>
      <text:p text:style-name="P2"/>
      <text:p text:style-name="P2">Example from memory.py:</text:p>
      <text:p text:style-name="P2"/>
      <table:table table:name="Table3" table:style-name="Table3">
        <table:table-column table:style-name="Table3.A"/>
        <table:table-row>
          <table:table-cell table:style-name="Table3.A1" office:value-type="string">
            <text:p text:style-name="P13"><text:s text:c="8"/>......</text:p>
            <text:p text:style-name="P13"><text:s text:c="8"/># load all the images we need</text:p>
            <text:p text:style-name="P13"><text:s text:c="8"/>try:</text:p>
            <text:p text:style-name="P13"><text:s text:c="12"/># load cardbacks and empty cards were we will blit our images on</text:p>
            <text:p text:style-name="P13"><text:s text:c="12"/>.....</text:p>
            <text:p text:style-name="P13"><text:s text:c="12"/>.....</text:p>
            <text:p text:style-name="P13"><text:s text:c="8"/>except (StandardError,utils.MyError),info:</text:p>
            <text:p text:style-name="P13"><text:s text:c="12"/>self.logger.error("Can't load images for sprites: %s" % info)</text:p>
            <text:p text:style-name="P13"><text:s text:c="12"/>raise utils.MyError(str(info))# MyError will make the core end this game</text:p>
            <text:p text:style-name="P13"><text:s text:c="8"/>else:</text:p>
            <text:p text:style-name="P13"><text:s text:c="12"/>self.logger.debug("Loaded %s images" % len(self.imagelist))</text:p>
            <text:p text:style-name="P13"><text:s text:c="8"/>.......</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dditional data:</text:p>
      <text:p text:style-name="P2">Additional data your activity needs like images, sounds or special files should all be stored in</text:p>
      <text:p text:style-name="P2">a directory called &lt;activityname capitalized&gt;Data. For example, the directory for memory is called, 'MemoryData' and it's placed inside the 'lib' directory from the SP tree.</text:p>
      <text:p text:style-name="P2">You can access the data by using the path provided by the SPGoodies object you 'Activity' received.</text:p>
      <text:p text:style-name="P2"/>
      <table:table table:name="Table4" table:style-name="Table4">
        <table:table-column table:style-name="Table4.A"/>
        <table:table-row>
          <table:table-cell table:style-name="Table4.A1" office:value-type="string">
            <text:p text:style-name="P13">class Activity:</text:p>
            <text:p text:style-name="P13">....</text:p>
            <text:p text:style-name="P13"><text:s text:c="6"/>def __init__(self,SPGoodies):</text:p>
            <text:p text:style-name="P13"><text:s text:c="6"/>....</text:p>
            <text:p text:style-name="P13"><text:s text:c="6"/>self.SPG = SPGoodies</text:p>
            <text:p text:style-name="P13"><text:s text:c="6"/>....</text:p>
            <text:p text:style-name="P13"><text:s text:c="6"/>self.my_datadir = os.path.join(self.SPG.get_libdir_path(),'MemoryData')</text:p>
            <text:p text:style-name="P13"><text:s text:c="6"/>....</text:p>
          </table:table-cell>
        </table:table-row>
      </table:table>
      <text:p text:style-name="P2"/>
      <text:p text:style-name="P2">You must use the path from SPG as you don't know were your data directory will be installed as every platform has it's own locations to store stuff.</text:p>
      <text:p text:style-name="P2"/>
      <text:p text:style-name="P14">What are sprites?</text:p>
      <text:p text:style-name="Standard"/>
      <text:p text:style-name="P15">According to the wikipedia sprites are “two-dimensional images or animations that are integrated into a larger scene”. </text:p>
      <text:p text:style-name="P15">In SP we regard sprites as image objects that have all kinds of fancy methods to do things like erasing, displaying, moving across the screen, rotating etc.</text:p>
      <text:p text:style-name="P16">Sprites in SP are easy to use but somewhat difficult to explain so I will only give some code examples to illustrate their use. Complete usage examples are given in the '2. Activity creation example' section below.</text:p>
      <text:p text:style-name="P15">The most important feature is that you can connect callback functions to your sprite just like</text:p>
      <text:p text:style-name="P15">widgets in a GUI. If you don't know what callbacks are. When you click on a sprite a function</text:p>
      <text:p text:style-name="P15">will be called, these functions we call callback functions. </text:p>
      <text:p text:style-name="P15"/>
      <table:table table:name="Table6" table:style-name="Table6">
        <table:table-column table:style-name="Table6.A"/>
        <table:table-row>
          <table:table-cell table:style-name="Table6.A1" office:value-type="string">
            <text:p text:style-name="P17">def sprite_callback(*args):</text:p>
            <text:p text:style-name="P17"><text:s text:c="6"/>print “I'm called with argument:”,args</text:p>
            <text:p text:style-name="P18">....</text:p>
            <text:p text:style-name="P17">sprite.connect_callback(sprite_callback, MOUSEBUTTONDOWN, data)</text:p>
            <text:p text:style-name="P17">.....</text:p>
          </table:table-cell>
        </table:table-row>
      </table:table>
      <text:p text:style-name="P15"/>
      <text:p text:style-name="P15">Now when your sprite is clicked with the mouse the function “sprite_callback” is called.</text:p>
      <text:p text:style-name="P15"/>
      <text:p text:style-name="P14">How to turn a image in a sprite?</text:p>
      <text:p text:style-name="P15"/>
      <text:p text:style-name="P19"><text:span text:style-name="T6">Images can turned into sprites like this.</text:span><text:span text:style-name="T7">The template were using already has the necessary import statements. You create </text:span><text:span text:style-name="T8">a class that extends the SPSpriteUtils.SPSprite. </text:span></text:p>
      <text:p text:style-name="P2"/>
      <table:table table:name="Table8" table:style-name="Table8">
        <table:table-column table:style-name="Table8.A"/>
        <table:table-row>
          <table:table-cell table:style-name="Table8.A1" office:value-type="string">
            <text:p text:style-name="P13">class mySprite(SPSprite):</text:p>
            <text:p text:style-name="P13"><text:s text:c="4"/>def __init__(self,image):</text:p>
            <text:p text:style-name="P13"><text:s text:c="8"/>SPSprite.__init__(self,image)</text:p>
            <text:p text:style-name="P17">....</text:p>
            <text:p text:style-name="P17">img = load_image('test_image.png',transparent=1,alpha=0)</text:p>
            <text:p text:style-name="P17">test_sprite = mySprite(img)</text:p>
            <text:p text:style-name="P20">.....</text:p>
            <text:p text:style-name="P17"># connect callback</text:p>
            <text:p text:style-name="P17">ds = DoStuff()# class that provides method 'on_mouseclick'</text:p>
            <text:p text:style-name="P17">data = ["whatever",("you want",)]</text:p>
            <text:p text:style-name="P17">test_sprite.connect_callback(ds.on_mouseclick,MOUSEBUTTONDOWN,data)</text:p>
            <text:p text:style-name="P17">.....</text:p>
          </table:table-cell>
        </table:table-row>
      </table:table>
      <text:p text:style-name="P15"/>
      <text:p text:style-name="P15">As you can see it's very easy to create a sprite and the callback function can be any function or</text:p>
      <text:p text:style-name="P15">method. For details about all the methods your sprite inherits from SPSprite consult the </text:p>
      <text:p text:style-name="P15">SP API docs.</text:p>
      <text:p text:style-name="P15">One thing to notice is that you can add any object to your 'connect_callback' method which</text:p>
      <text:p text:style-name="P15">will be passed to your callback function.</text:p>
      <text:p text:style-name="P15">In the above example it's a list but it can be any Python object.</text:p>
      <text:p text:style-name="P21">The ability to connect callback to your sprite makes them very powerful and easy to use.</text:p>
      <text:p text:style-name="P22">The way to actually bring your sprite to live and let it react to events you have to put your sprites inside the eventloop. Every program that wants to react to user events has to implement some kind of eventloop. An eventloop can be as simple as:</text:p>
      <text:p text:style-name="P22"/>
      <table:table table:name="Table7" table:style-name="Table7">
        <table:table-column table:style-name="Table7.A"/>
        <table:table-row>
          <table:table-cell table:style-name="Table7.A1" office:value-type="string">
            <text:p text:style-name="P13">while 1:</text:p>
            <text:p text:style-name="P13"><text:s text:c="4"/>call your sprites</text:p>
          </table:table-cell>
        </table:table-row>
      </table:table>
      <text:p text:style-name="P2"/>
      <text:p text:style-name="P23">In reality one has to get the x-window events and probably some construct that doesn't consume all the CPU cycles. ('while 1' runs at 100% CPU cycles)</text:p>
      <text:p text:style-name="P24">In SP you don't have to set up a eventloop, it's already done for you. The SPC calls the 'loop' method</text:p>
      <text:p text:style-name="P24">from your 'Activity' class 40 times per second and passes it the events that have occurred.</text:p>
      <text:p text:style-name="P24">So to bring your sprites alive in SP you could do something like this: </text:p>
      <text:p text:style-name="P24"/>
      <table:table table:name="Table5" table:style-name="Table5">
        <table:table-column table:style-name="Table5.A"/>
        <table:table-row>
          <table:table-cell table:style-name="Table5.A1" office:value-type="string">
            <text:p text:style-name="P25">while 1:</text:p>
            <text:p text:style-name="P25"><text:s text:c="5"/>events = get_events()</text:p>
            <text:p text:style-name="P25"><text:s text:c="5"/>for sprite <text:s/>in mysprites:</text:p>
            <text:p text:style-name="P25"><text:s text:c="9"/>result = sprite.update(events)</text:p>
            <text:p text:style-name="P25"><text:s text:c="9"/>cb_results = sprite.callback(events)</text:p>
            <text:p text:style-name="P25"><text:s text:c="6"/>......</text:p>
            <text:p text:style-name="P25"/>
          </table:table-cell>
        </table:table-row>
      </table:table>
      <text:p text:style-name="P24"/>
      <text:p text:style-name="P24">In the sprite.update and callback methods you could do all kinds of checks to see if the event occurs in some of your sprites. There are a few disadvantages with this approach, you have to manage your sprites and you probably must do an awful lot of testing for the events.</text:p>
      <text:p text:style-name="P24">Luckily for you there's a better way.</text:p>
      <text:p text:style-name="P26"/>
      <text:p text:style-name="P27">Sprite group.</text:p>
      <text:p text:style-name="P24">In SP you can add your sprites to a group object and let do SP all the difficult sprite managing and checking stuff.</text:p>
      <text:p text:style-name="P24"/>
      <table:table table:name="Table9" table:style-name="Table9">
        <table:table-column table:style-name="Table9.A"/>
        <table:table-row>
          <table:table-cell table:style-name="Table9.A1" office:value-type="string">
            <text:p text:style-name="P13">self.actives = SPSpriteUtils.CPinit(screensurf,backgroundsurf)</text:p>
            <text:p text:style-name="P13">self.actives.add(mysprites)</text:p>
            <text:p text:style-name="P13">....</text:p>
            <text:p text:style-name="P13">def loop(self,events);</text:p>
            <text:p text:style-name="P13"><text:s text:c="5"/>for event in events:</text:p>
            <text:p text:style-name="P13"><text:s text:c="12"/># we only interested in mouse events</text:p>
            <text:p text:style-name="P13"><text:s text:c="12"/>if event.type is MOUSEBUTTONDOWN:</text:p>
            <text:p text:style-name="P13"><text:s text:c="16"/>self.actives.refresh(event)</text:p>
            <text:p text:style-name="P13"><text:s text:c="6"/></text:p>
          </table:table-cell>
        </table:table-row>
      </table:table>
      <text:p text:style-name="P28"/>
      <text:p text:style-name="P24">That's your whole eventloop. SP redraws your sprites, calls there update method if they have one</text:p>
      <text:p text:style-name="P24">and calls any callback function if needed.</text:p>
      <text:p text:style-name="P24">The group object has provides methods that make it easier to develop an activity.</text:p>
      <text:p text:style-name="P28">We will see more complete examples in the next section, '2. Activity creation example'</text:p>
      <text:p text:style-name="P28"/>
      <text:p text:style-name="P28"/>
      <text:p text:style-name="P28"/>
      <text:p text:style-name="P28"/>
      <text:p text:style-name="P27">Data collecting.</text:p>
      <text:p text:style-name="P24">A major part of SP is the ability to collect data about the users progress from the activities and store it into a SQL based database.</text:p>
      <text:p text:style-name="P24">Again all the hard work is done by SP but you must develop a way to get useful data from your activity. See the 'Howto_datacollecting' for more information about this subject.</text:p>
      <text:p text:style-name="P28"/>
      <text:p text:style-name="P12">Language support.</text:p>
      <text:p text:style-name="P2">Providing language support for a Python program can sometimes be challenging especially if you</text:p>
      <text:p text:style-name="P2">want to support all the major platforms. Luckily you can use the framework provided by SP.</text:p>
      <text:p text:style-name="P2">The only thing you have to do to provide platform and encoding independent language support is</text:p>
      <text:p text:style-name="P2">to wrap your strings in a special function called '_'. Yes that's an underscore.</text:p>
      <text:p text:style-name="P2">So for example you want to localize the following string: “The aim of this activity:”.</text:p>
      <text:p text:style-name="P2">You wrap it inside the '_' function: _(“The aim of this activity:”).</text:p>
      <text:p text:style-name="P2">That's all. </text:p>
      <text:p text:style-name="P2">SP will take care of generating 'po' files, compiling them into 'mo' files and replace them at</text:p>
      <text:p text:style-name="P2">runtime. If you like to know more about localization you should read the 'locales' and 'gettext' Python modules documentation. </text:p>
      <text:p text:style-name="P2">If you just want to localize your strings use '_' and be done with it. <text:s/></text:p>
      <text:p text:style-name="P2"/>
      <text:p text:style-name="P12">Mandatory class and methods.</text:p>
      <text:p text:style-name="P2">Your activity must provide a class called 'Activity'.</text:p>
      <text:p text:style-name="P2">This class class must expose the following methods. (the template module already has this)</text:p>
      <text:p text:style-name="P2"/>
      <text:list text:style-name="L3">
        <text:list-item>
          <text:p text:style-name="P29">get_helptitle(self)</text:p>
          <text:p text:style-name="P29">Must return the name of the activity. The string should be translatable.</text:p>
        </text:list-item>
        <text:list-item>
          <text:p text:style-name="P29">get_name(self)</text:p>
        </text:list-item>
      </text:list>
      <text:p text:style-name="P2"><text:s text:c="6"/>Must return the name of the activity in lower case. The string must not be translatable.</text:p>
      <text:list text:style-name="L3">
        <text:list-item text:start-value="1">
          <text:p text:style-name="P29">get_help(self)</text:p>
          <text:p text:style-name="P29">Must return a list with strings containing the help text. Strings should be translatable.</text:p>
        </text:list-item>
        <text:list-item>
          <text:p text:style-name="P29">start(self)</text:p>
          <text:p text:style-name="P29">No return value.</text:p>
        </text:list-item>
        <text:list-item>
          <text:p text:style-name="P29">get_score(self,timespend)</text:p>
          <text:p text:style-name="P29">Must return an integer between 1 and 10 indicating the result in the current level.</text:p>
        </text:list-item>
        <text:list-item>
          <text:p text:style-name="P29">next_level(self,level,db_mapper)</text:p>
        </text:list-item>
      </text:list>
      <text:p text:style-name="P2"><text:s text:c="6"/>Must return True if there levels left and False when no more levels left.</text:p>
      <text:list text:style-name="L4">
        <text:list-item>
          <text:p text:style-name="P30">loop(self,events)</text:p>
        </text:list-item>
      </text:list>
      <text:p text:style-name="P2"><text:s text:c="6"/>No return value.</text:p>
      <text:p text:style-name="P2"/>
      <text:p text:style-name="P2">In case you use timers, Timer.timer, you <text:span text:style-name="T9">must</text:span> provide a method called 'stop_timer' which will</text:p>
      <text:p text:style-name="P2">stop any timers or other threaded stuff you started. The SPC will call 'stop_timer' on any activity when the level ends just in case it will also cache any exception in case the activity hasn't such a method.</text:p>
      <text:p text:style-name="P2">It's very important that all threads are stopped when the user quits SP otherwise SP will freeze and the user has to kill the process themselves which is very bad. </text:p>
      <text:p text:style-name="P2">I cannot stress this to much, <text:span text:style-name="T9">you must make sure not to leave threads runnin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2. Activity creation example.</text:p>
      <text:p text:style-name="P32"/>
      <text:p text:style-name="P32">We will create a simple and rather useless activity called 'tester'.</text:p>
      <text:p text:style-name="P32">It will allow the user to click on an image which then will move to a square.</text:p>
      <text:p text:style-name="P33"/>
      <text:p text:style-name="P34">Setup for developing.</text:p>
      <text:p text:style-name="P35">You must download the original schoolsplay source code from the schoolsplay download page.</text:p>
      <text:p text:style-name="P35">http://sourceforge.net/project/showfiles.php?group_id=181294</text:p>
      <text:p text:style-name="P35">Unpack it in your home directory. </text:p>
      <text:p text:style-name="P35">We will run SP from inside this directory so there's no need to install SP.</text:p>
      <text:p text:style-name="P35">Now download also the sp-dev package, it contains a few small files needed to get the SPC to</text:p>
      <text:p text:style-name="P35">use your alpha activity. (TODO: add url to download dev-package)</text:p>
      <text:p text:style-name="P35">Unpack the dev package and inside you'll find 'APIDOC', 'tester.py', 'activity_template.py', 'SP_menu.xml' and 'develop.icon.png' and a directory called TestersData.</text:p>
      <text:p text:style-name="P35">The 'activity_template.py' file is the file we use as a starting point for the new activity and the 'tester.py' has the complete code for the activity we will create in this example.</text:p>
      <text:p text:style-name="P35">'SP_menu-example.xml' is a replacement menu file and you should place it in /data/menu/default/.</text:p>
      <text:p text:style-name="P35">'develop.icon.png' should also be placed in <text:s/>/data/menu/default/.</text:p>
      <text:p text:style-name="P35">'APIDOC' contains all the documentation from the SP API's in HTML.</text:p>
      <text:p text:style-name="P35"/>
      <text:p text:style-name="P35">Now edit the SP_menu-dev.xml to use your activity. (we use 'tester' as the name in this example)</text:p>
      <text:p text:style-name="P35"/>
      <table:table table:name="Table14" table:style-name="Table14">
        <table:table-column table:style-name="Table14.A"/>
        <table:table-row>
          <table:table-cell table:style-name="Table14.A1" office:value-type="string">
            <text:p text:style-name="P36">&lt;?xml version="1.0" encoding="UTF-8"?&gt;</text:p>
            <text:p text:style-name="P36">&lt;rootmenu file="background.png" ocw="bgstrip.png"&gt;</text:p>
            <text:p text:style-name="P36"><text:s text:c="4"/>&lt;menuitem file="develop.icon.png"&gt;</text:p>
            <text:p text:style-name="P36"><text:s text:c="8"/>&lt;activity&gt;tester&lt;/activity&gt;</text:p>
            <text:p text:style-name="P36"><text:s text:c="8"/>&lt;position&gt;40,40&lt;/position&gt;</text:p>
            <text:p text:style-name="P36"><text:s text:c="4"/>&lt;/menuitem&gt;</text:p>
            <text:p text:style-name="P36">&lt;/rootmenu&gt;</text:p>
          </table:table-cell>
        </table:table-row>
      </table:table>
      <text:p text:style-name="P35"/>
      <text:p text:style-name="P35">Create a directory called 'TesterData' in /lib and copy four images from the MemoryData directory to it. </text:p>
      <text:p text:style-name="P35"/>
      <text:p text:style-name="P35">Make sure you don't install SP from this altered source tree. Use it only to develop the activity. </text:p>
      <text:p text:style-name="P35">If you want to install SP on your system use the original tarball.</text:p>
      <text:p text:style-name="P35"/>
      <text:p text:style-name="P37">The activity template.</text:p>
      <text:p text:style-name="P33"/>
      <text:p text:style-name="P32">The first thing you do is take the 'activity_template.py' module as a starting point as it already has all the mandatory methods and classes. The end result will be similar to the 'tester.py' module.</text:p>
      <text:p text:style-name="P33"/>
      <text:p text:style-name="P32">Start you favorite Python IDE or editor and open activity_template.py.</text:p>
      <text:p text:style-name="P32">The first thing you should change is the copyright notice:</text:p>
      <text:p text:style-name="P32"/>
      <table:table table:name="Table10" table:style-name="Table10">
        <table:table-column table:style-name="Table10.A"/>
        <table:table-row>
          <table:table-cell table:style-name="Table10.A1" office:value-type="string">
            <text:p text:style-name="P36"># Copyright (c) &lt;year&gt; &lt;your name&gt; &lt;your email&gt;</text:p>
            <text:p text:style-name="P36">#</text:p>
            <text:p text:style-name="P36"># <text:s text:c="10"/>activity_template.py</text:p>
          </table:table-cell>
        </table:table-row>
      </table:table>
      <text:p text:style-name="P33"/>
      <text:p text:style-name="P32">Change the year, your name and your email address and replace 'activity_example' with the name of the activity.</text:p>
      <text:p text:style-name="P32">One thing to notice is the license, it's the GPLv2, all of SP uses the GPLv2 but I will change the</text:p>
      <text:p text:style-name="P32">license to GPLv3 when GPLv3 is finalized. If you don't want that or want to use a different license</text:p>
      <text:p text:style-name="P32">then you can't use SP. I'm an free software developer for 25 years now and I'm not going to change it.</text:p>
      <text:p text:style-name="P33"/>
      <text:p text:style-name="P32">If your still reading this we can proceed :-)</text:p>
      <text:p text:style-name="P33"/>
      <text:p text:style-name="P33"/>
      <text:p text:style-name="P32">Now we change the logging to our activity. I think the comments added below the line 'import logging' speaks for themselves so we change it into:</text:p>
      <text:p text:style-name="P32"/>
      <table:table table:name="Table11" table:style-name="Table11">
        <table:table-column table:style-name="Table11.A"/>
        <table:table-row>
          <table:table-cell table:style-name="Table11.A1" office:value-type="string">
            <text:p text:style-name="P36">module_logger = logging.getLogger("schoolsplay.tester")</text:p>
          </table:table-cell>
        </table:table-row>
      </table:table>
      <text:p text:style-name="P33"/>
      <text:p text:style-name="P32">Going further to the 'Activity' class we also adjust the logger in the class:</text:p>
      <text:p text:style-name="P33"/>
      <table:table table:name="Table12" table:style-name="Table12">
        <table:table-column table:style-name="Table12.A"/>
        <table:table-row>
          <table:table-cell table:style-name="Table12.A1" office:value-type="string">
            <text:p text:style-name="P36">self.logger = <text:s/>logging.getLogger("schoolsplay.tester.Activity")</text:p>
          </table:table-cell>
        </table:table-row>
      </table:table>
      <text:p text:style-name="P33"/>
      <text:p text:style-name="P33">Setting the data directory path for your activity. This directory should be used to store additional data like images, sounds etc.</text:p>
      <text:p text:style-name="P33"/>
      <table:table table:name="Table17" table:style-name="Table17">
        <table:table-column table:style-name="Table17.A"/>
        <table:table-row>
          <table:table-cell table:style-name="Table17.A1" office:value-type="string">
            <text:p text:style-name="P36">self.my_datadir = os.path.join(self.SPG.get_libdir_path(),'TesterData')</text:p>
          </table:table-cell>
        </table:table-row>
      </table:table>
      <text:p text:style-name="P33"/>
      <text:p text:style-name="P32">Now we replace some of the 'help' strings:</text:p>
      <text:p text:style-name="P32"/>
      <table:table table:name="Table13" table:style-name="Table13">
        <table:table-column table:style-name="Table13.A"/>
        <table:table-row>
          <table:table-cell table:style-name="Table13.A1" office:value-type="string">
            <text:p text:style-name="P36">def get_helptitle(self):</text:p>
            <text:p text:style-name="P36"><text:s text:c="8"/>"""Mandatory method"""</text:p>
            <text:p text:style-name="P36"><text:s text:c="8"/>return _("Tester")</text:p>
            <text:p text:style-name="P36"><text:s text:c="4"/></text:p>
            <text:p text:style-name="P36"><text:s text:c="4"/>def get_name(self):</text:p>
            <text:p text:style-name="P36"><text:s text:c="8"/>"""Mandatory method, returnt string must be in lowercase."""</text:p>
            <text:p text:style-name="P36"><text:s text:c="8"/>return "tester"</text:p>
            <text:p text:style-name="P36"><text:s text:c="4"/></text:p>
            <text:p text:style-name="P36"><text:s text:c="4"/>def get_help(self):</text:p>
            <text:p text:style-name="P36"><text:s text:c="8"/>"""Mandatory methods"""</text:p>
            <text:p text:style-name="P36"><text:s text:c="8"/>text = [_("The aim of this activity:"),</text:p>
            <text:p text:style-name="P36"><text:s text:c="8"/>" ",</text:p>
            <text:p text:style-name="P36"><text:s text:c="8"/>_("Simple activity which only serves as an example"),</text:p>
            <text:p text:style-name="P36"><text:s text:c="8"/>_("You drag the images and drop it into the square"),</text:p>
            <text:p text:style-name="P36"><text:s text:c="8"/>" ",</text:p>
            <text:p text:style-name="P36"><text:s text:c="8"/>_("Difficulty : 4-6 years"),</text:p>
            <text:p text:style-name="P36"><text:s text:c="8"/>" "]</text:p>
          </table:table-cell>
        </table:table-row>
      </table:table>
      <text:p text:style-name="P33"/>
      <text:p text:style-name="P32">As a reminder, the _() is to make it translatable and the “ “ are empty lines.</text:p>
      <text:p text:style-name="P33"/>
      <text:p text:style-name="P32">The first and last line are mandatory for all activities. This is to get a consisted look for all help</text:p>
      <text:p text:style-name="P32">messages in the activities.</text:p>
      <text:p text:style-name="P33"/>
      <text:p text:style-name="P33">Now we done with adjusting the template and you should save it into the /lib directory as</text:p>
      <text:p text:style-name="P33"><text:s/>'memory.py' or whatever your activity is called. Be aware that you will replace the original</text:p>
      <text:p text:style-name="P33">'memory.py' file if you follow this example to the letter :-)</text:p>
      <text:p text:style-name="P33"/>
      <text:p text:style-name="P33">You should now start schoolsplay to check if you activity loads and starts, up till now it's just an</text:p>
      <text:p text:style-name="P33">empty activity but it's ideal to check if your setup is correct.</text:p>
      <text:p text:style-name="P33">Open an xterm an go into the SP directory tree and start schoolsplay like this:</text:p>
      <text:p text:style-name="P33"/>
      <table:table table:name="Table15" table:style-name="Table15">
        <table:table-column table:style-name="Table15.A"/>
        <table:table-row>
          <table:table-cell table:style-name="Table15.A1" office:value-type="string">
            <text:p text:style-name="P36">$ cd /schoolsplay-0.4</text:p>
            <text:p text:style-name="P36">$ python schoolsplay.py --loglevel=debug --develop_menu SP_menu-example.xml</text:p>
          </table:table-cell>
        </table:table-row>
      </table:table>
      <text:p text:style-name="P33">(python schoolsplay.py --help will give a short usage message)</text:p>
      <text:p text:style-name="P33">The option 'debuglevel' sets the level for the loggers, default level is 'error' meaning SP will</text:p>
      <text:p text:style-name="P33">only log the error messages and 'develop_menu' is to force SP to use our development menu file.</text:p>
      <text:p text:style-name="P33">SP should start and you should only see the 'test activity' icon, click on it and the screen will quickly rebuild and nothing will happen. Look for any 'error' messages in the xterm.</text:p>
      <text:p text:style-name="P33">If there are none your setup is correct. If not check your setup.</text:p>
      <text:p text:style-name="P33"/>
      <text:p text:style-name="P35">An important thing is the naming of your activity. The naming is as follows:</text:p>
      <text:p text:style-name="P35">Name of the activity python module must be in lowercase and have an '.py' extension.</text:p>
      <text:p text:style-name="P35">The 'get_name' method must return the same name as the module but without the extension without localization, I can not stress this to much, you cannot localize the string returned by</text:p>
      <text:p text:style-name="P35">the 'get_name' method. Your activity will not work properly and will cause all kinds of errors if you do.</text:p>
      <text:p text:style-name="P35"/>
      <text:p text:style-name="P34">The Activity class.</text:p>
      <text:p text:style-name="P4"/>
      <text:p text:style-name="P4">Now lets look at the other stuff in the class constructor. </text:p>
      <text:p text:style-name="P4">(line numbers added for this documentation)</text:p>
      <text:p text:style-name="P4"/>
      <table:table table:name="Table16" table:style-name="Table16">
        <table:table-column table:style-name="Table16.A"/>
        <table:table-row>
          <table:table-cell table:style-name="Table16.A1" office:value-type="string">
            <text:p text:style-name="P36">def __init__(self,SPGoodies):</text:p>
            <text:p text:style-name="P36"><text:s text:c="8"/>"""SPGoodies is a class object that SP sets up and will contain references</text:p>
            <text:p text:style-name="P36"><text:s text:c="8"/>to objects, callback methods and observers</text:p>
            <text:p text:style-name="P36"><text:s text:c="8"/>"""</text:p>
            <text:p text:style-name="P36">0 <text:s text:c="6"/>self.logger = <text:s/>logging.getLogger("schoolsplay.tester.Activity")</text:p>
            <text:p text:style-name="P36">1 <text:s text:c="6"/>self.logger.info("Activity started")</text:p>
            <text:p text:style-name="P36">2 <text:s text:c="6"/>self.SPG = SPGoodies</text:p>
            <text:p text:style-name="P36">3 <text:s text:c="6"/>self.screen = self.SPG.get_screen()</text:p>
            <text:p text:style-name="P36">4 <text:s text:c="6"/>self.backgr = self.SPG.get_background()</text:p>
            <text:p text:style-name="P36">5 <text:s text:c="7"/>self.my_datadir = os.path.join(self.SPG.get_libdir_path(),'TesterData')</text:p>
            <text:p text:style-name="P36">6 <text:s text:c="5"/></text:p>
            <text:p text:style-name="P36">7 <text:s text:c="7"/># You MUST call SPInit BEFORE using any of the SpriteUtils stuff</text:p>
            <text:p text:style-name="P36">8 <text:s text:c="7"/># it returns a reference to the special CPGroup</text:p>
            <text:p text:style-name="P36">9 <text:s text:c="6"/>self.actives = SPSpriteUtils.SPInit(self.screen,self.backgr)</text:p>
            <text:p text:style-name="P36">....</text:p>
          </table:table-cell>
        </table:table-row>
      </table:table>
      <text:p text:style-name="P4"/>
      <text:p text:style-name="P4">Line 0-1 are the logger stuff we already discussed.</text:p>
      <text:p text:style-name="P4">Line 2 is the object received from the SPC which holds references to various functions you will</text:p>
      <text:p text:style-name="P4">need in your activity. Look at the API docs located in 'APIDOC' for all stuff in SPGoodies.</text:p>
      <text:p text:style-name="P4">Line 3 will setup a reference to the current display surface representing the screen.</text:p>
      <text:p text:style-name="P4">Line 4 sill setup a reference to a pygame surface which will be a real copy of the display surface. </text:p>
      <text:p text:style-name="P4">Line 5 will setup the path to your data directory. You don't need to know were the directories are stored on each supported platform, just ask SPC.</text:p>
      <text:p text:style-name="P4">Line 9 is the most important statement if you intend to use sprites, you must call SPInit regardless if you intend to use the returnt group object. Your sprites will not work if you don't call SPInit first.</text:p>
      <text:p text:style-name="P4"/>
      <text:p text:style-name="P4">For the activity we need the images you've put into the TesterData.</text:p>
      <text:p text:style-name="P4">You should have put some images in the 'TesterData' directory and we will now load them and turn them into 'TestSprite' sprites. You should do such time consuming stuff in the constructor so that any delay in the activity occurs at loading time.</text:p>
      <text:p text:style-name="P4"/>
      <table:table table:name="Table18" table:style-name="Table18">
        <table:table-column table:style-name="Table18.A"/>
        <table:table-row>
          <table:table-cell table:style-name="Table18.A1" office:value-type="string">
            <text:p text:style-name="P36">class TestSprite(SPSpriteUtils.SPSprite):</text:p>
            <text:p text:style-name="P36"><text:s text:c="4"/>def __init__(self,image,position):</text:p>
            <text:p text:style-name="P36"><text:s text:c="8"/>SPSpriteUtils.SPSprite.__init__(self)</text:p>
            <text:p text:style-name="P36"><text:s text:c="8"/>self.image = image</text:p>
            <text:p text:style-name="P36"><text:s text:c="8"/>self.pos = position</text:p>
          </table:table-cell>
        </table:table-row>
        <table:table-row>
          <table:table-cell table:style-name="Table18.A2" office:value-type="string">
            <text:p text:style-name="P36">for imgfile in glob.glob(os.path.join(self.my_datadir,'*.png')):</text:p>
            <text:p text:style-name="P36"><text:s text:c="12"/>img = utils.load_image(imgfile,1)# set as transparant</text:p>
            <text:p text:style-name="P36"><text:s text:c="12"/>x += img.get_width()+40</text:p>
            <text:p text:style-name="P36"><text:s text:c="12"/># no need to hold a reference to the sprite as we put it into a sprite group</text:p>
            <text:p text:style-name="P36"><text:s text:c="12"/>sprite = TestSprite(img,(x,y))</text:p>
          </table:table-cell>
        </table:table-row>
      </table:table>
      <text:p text:style-name="P4"><text:s/></text:p>
      <text:p text:style-name="P4"/>
      <text:p text:style-name="P4">(TODO: finish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ce style:name="DejaVu Sans Condensed" svg:font-family="'DejaVu Sans Condensed'"/>
    <style:font-face style:name="DejaVu Sans1" svg:font-family="'DejaVu Sans', sans-serif"/>
    <style:font-face style:name="StarSymbol" svg:font-family="StarSymbol"/>
    <style:font-face style:name="Nimbus Roman No9 L" svg:font-family="'Nimbus Roman No9 L'" style:font-family-generic="roman" style:font-pitch="variable"/>
    <style:font-face style:name="DejaVu Sans2" svg:font-family="'DejaVu Sans'"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 fo:font-size="11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3" style:font-size-asian="18pt" style:font-weight-asian="bold" style:font-name-complex="DejaVu Sans3" style:font-size-complex="18pt" style:font-weight-complex="bold"/>
    </style:style>
    <style:style style:name="List" style:family="paragraph" style:parent-style-name="Text_20_body" style:class="list">
      <style:text-properties style:font-name="DejaVu Sans" fo:font-size="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stas</meta:initial-creator>
    <meta:creation-date>2007-01-03T13:56:07</meta:creation-date>
    <dc:date>2007-01-29T11:22:17</dc:date>
    <dc:language>en-US</dc:language>
    <meta:editing-cycles>17</meta:editing-cycles>
    <meta:editing-duration>PT15H56M12S</meta:editing-duration>
    <meta:user-defined meta:name="Info 1"/>
    <meta:user-defined meta:name="Info 2"/>
    <meta:user-defined meta:name="Info 3"/>
    <meta:user-defined meta:name="Info 4"/>
    <meta:document-statistic meta:table-count="18" meta:image-count="0" meta:object-count="0" meta:page-count="9" meta:paragraph-count="304" meta:word-count="3277" meta:character-count="20220"/>
  </office:meta>
</office:document-meta>
</file>